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1bf318" officeooo:paragraph-rsid="001bf318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d22af" officeooo:paragraph-rsid="001d22af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1bf318" officeooo:paragraph-rsid="001bf318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ills - Attributes</text:p>
      <text:p text:style-name="P3">Acrobatics -Agility</text:p>
      <text:p text:style-name="P3">Appraise - Sagacity</text:p>
      <text:p text:style-name="P3">Arts &amp; Performance – Persona</text:p>
      <text:p text:style-name="P3"><text:tab/>Acting</text:p>
      <text:p text:style-name="P3"><text:tab/>Dancing</text:p>
      <text:p text:style-name="P3"><text:tab/>Drawing &amp; Painting</text:p>
      <text:p text:style-name="P3"><text:tab/>Music &amp; Singing</text:p>
      <text:p text:style-name="P3"><text:tab/>Oratory &amp; Poetry</text:p>
      <text:p text:style-name="P3">Athleticism - Power</text:p>
      <text:p text:style-name="P3"><text:tab/>Climbing</text:p>
      <text:p text:style-name="P3"><text:tab/>Jumping</text:p>
      <text:p text:style-name="P3"><text:tab/>Lifting &amp; Pushing</text:p>
      <text:p text:style-name="P3"><text:tab/>Running</text:p>
      <text:p text:style-name="P3"><text:tab/>Swimming</text:p>
      <text:p text:style-name="P3">Charm &amp; Persuasion - Persona</text:p>
      <text:p text:style-name="P3">Confidence, Courage &amp; Ego - Persona or Sagacity</text:p>
      <text:p text:style-name="P3">Cooking - Sagacity</text:p>
      <text:p text:style-name="P3">Crafting - Sagacity</text:p>
      <text:p text:style-name="P3"><text:tab/>Metalworking</text:p>
      <text:p text:style-name="P3"><text:tab/>Scribing</text:p>
      <text:p text:style-name="P3"><text:tab/>Stonecrafting</text:p>
      <text:p text:style-name="P3"><text:tab/>Tailoring</text:p>
      <text:p text:style-name="P3"><text:tab/>Woodworking</text:p>
      <text:p text:style-name="P3">Deduction &amp; Logic - Sagacity</text:p>
      <text:p text:style-name="P3">Detect Motive - Sagacity</text:p>
      <text:p text:style-name="P3">Elementalism - Erudition or Persona</text:p>
      <text:p text:style-name="P3"><text:tab/>Aether</text:p>
      <text:p text:style-name="P3"><text:tab/>Air</text:p>
      <text:p text:style-name="P3"><text:tab/>Earth</text:p>
      <text:p text:style-name="P3"><text:tab/>Fire</text:p>
      <text:p text:style-name="P3"><text:tab/>Water</text:p>
      <text:p text:style-name="P3">Insult &amp; Intimidation - Persona</text:p>
      <text:p text:style-name="P3">Knowledge - Erudition</text:p>
      <text:p text:style-name="P3"><text:tab/>Geography</text:p>
      <text:p text:style-name="P3"><text:tab/>Heraldry &amp; Nobility</text:p>
      <text:p text:style-name="P3"><text:tab/>History</text:p>
      <text:p text:style-name="P3"><text:tab/>Linguistic</text:p>
      <text:p text:style-name="P3"><text:tab/>Religions</text:p>
      <text:p text:style-name="P3">Laws &amp; Legal Systems - Erudition, Persona or Sagacity</text:p>
      <text:p text:style-name="P3">Luck - Persona</text:p>
      <text:p text:style-name="P3">Mechanics - Sagacity</text:p>
      <text:p text:style-name="P3">Melee Combat - Agility or Power</text:p>
      <text:p text:style-name="P3"><text:tab/>1-Handed Axes, Maces &amp; Clubs</text:p>
      <text:p text:style-name="P3"><text:tab/>1-Handed Swords</text:p>
      <text:p text:style-name="P3"><text:tab/>2-Handed Swords</text:p>
      <text:p text:style-name="P3"><text:tab/>Dagger, Pugilism &amp; Wrestling</text:p>
      <text:p text:style-name="P3"><text:tab/>Polearms</text:p>
      <text:p text:style-name="P3">Mysticism - Persona or Sagacity</text:p>
      <text:p text:style-name="P3"><text:tab/>Bless &amp; Curse</text:p>
      <text:p text:style-name="P3"><text:tab/>Cure &amp; Heal</text:p>
      <text:p text:style-name="P3"><text:tab/>Divination</text:p>
      <text:p text:style-name="P3"><text:tab/>Necromancy</text:p>
      <text:p text:style-name="P3"><text:tab/>Retribution</text:p>
      <text:p text:style-name="P3">Natural Healing - Constitution</text:p>
      <text:p text:style-name="P3">Perception &amp; Vigilance - Sagacity</text:p>
      <text:p text:style-name="P3">Range Combat - Agility or Power</text:p>
      <text:p text:style-name="P3"><text:tab/>Bows</text:p>
      <text:p text:style-name="P3"><text:tab/>Crossbows &amp; Firearms</text:p>
      <text:p text:style-name="P3"><text:tab/>Javelins &amp; Spears</text:p>
      <text:p text:style-name="P3"><text:tab/>Slings</text:p>
      <text:p text:style-name="P3"><text:tab/>Thrown</text:p>
      <text:p text:style-name="P3">Reflex - Agility</text:p>
      <text:p text:style-name="P3">Resist Cold - Constitution</text:p>
      <text:p text:style-name="P3">Resist Fatigue - Constitution</text:p>
      <text:p text:style-name="P3">Resist Heat - Constitution</text:p>
      <text:p text:style-name="P3">Resist Hunger - Constitution</text:p>
      <text:p text:style-name="P3">Resist Pain - Constitution</text:p>
      <text:p text:style-name="P3">Resist Poison - Constitution</text:p>
      <text:p text:style-name="P3">Resist Shock - Constitution</text:p>
      <text:p text:style-name="P3">Ridding - Agility</text:p>
      <text:p text:style-name="P3">Science - Erudition</text:p>
      <text:p text:style-name="P3"><text:tab/>Alchemy &amp; Chemistry</text:p>
      <text:p text:style-name="P3"><text:tab/>Botany</text:p>
      <text:p text:style-name="P3"><text:tab/>Engineering &amp; Physics</text:p>
      <text:p text:style-name="P3"><text:tab/>Medicine</text:p>
      <text:p text:style-name="P3"><text:tab/>Zoology</text:p>
      <text:p text:style-name="P3">Seamanship - Sagacity</text:p>
      <text:p text:style-name="P3">Shamanism - Sagacity</text:p>
      <text:p text:style-name="P3"><text:tab/>Ancestors</text:p>
      <text:p text:style-name="P3"><text:tab/>Beasts</text:p>
      <text:p text:style-name="P3"><text:tab/>Lakes &amp; Rivers</text:p>
      <text:p text:style-name="P3"><text:tab/>Mountains &amp; Rocks</text:p>
      <text:p text:style-name="P3"><text:tab/>Plants &amp; Trees</text:p>
      <text:p text:style-name="P3">Sleight of Hand - Agility</text:p>
      <text:p text:style-name="P3">Sorcery - Persona</text:p>
      <text:p text:style-name="P3"><text:tab/>Abyssal Magic</text:p>
      <text:p text:style-name="P3"><text:tab/>Blood Magic</text:p>
      <text:p text:style-name="P3"><text:tab/>Chaos Magic</text:p>
      <text:p text:style-name="P3"><text:tab/>Death Magic</text:p>
      <text:p text:style-name="P3"><text:tab/>The Great Ancient Unknown Magic</text:p>
      <text:p text:style-name="P3">Stealth - Agility</text:p>
      <text:p text:style-name="P3">Survival - Sagacity</text:p>
      <text:p text:style-name="P3"><text:tab/>First-Aid</text:p>
      <text:p text:style-name="P3"><text:tab/>Foraging &amp; Hunting</text:p>
      <text:p text:style-name="P3"><text:tab/>Navigation</text:p>
      <text:p text:style-name="P3"><text:tab/>Sheltering</text:p>
      <text:p text:style-name="P3"><text:tab/>Tracking</text:p>
      <text:p text:style-name="P3">Taming &amp; Training - Persona</text:p>
      <text:p text:style-name="P3">Torture - Persona or Sagacity</text:p>
      <text:p text:style-name="P3">Witchcraft - Erudition or Sagacity</text:p>
      <text:p text:style-name="P3"><text:tab/>Boons &amp; Jinxes</text:p>
      <text:p text:style-name="P3"><text:tab/>Charm</text:p>
      <text:p text:style-name="P3"><text:tab/>Flares &amp; Wards</text:p>
      <text:p text:style-name="P3"><text:tab/>Polymorphism</text:p>
      <text:p text:style-name="P3"><text:tab/>Third Eye</text:p>
      <text:p text:style-name="P3">Wizardry - Erudition</text:p>
      <text:p text:style-name="P3"><text:tab/>Abjuration</text:p>
      <text:p text:style-name="P3"><text:tab/>Conjuration</text:p>
      <text:p text:style-name="P3"><text:tab/>Enchantment</text:p>
      <text:p text:style-name="P3"><text:tab/>Evocation</text:p>
      <text:p text:style-name="P3"><text:tab/>Illusion</text:p>
      <text:p text:style-name="P3"/>
      <text:p text:style-name="P2">Attributes</text:p>
      <text:p text:style-name="P3">Agility</text:p>
      <text:p text:style-name="P3">Power</text:p>
      <text:p text:style-name="P3">Constitution</text:p>
      <text:p text:style-name="P3">Erudition</text:p>
      <text:p text:style-name="P3">Sagacity</text:p>
      <text:p text:style-name="P3">Pers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2" fo:column-gap="0.3cm">
          <style:column-sep style:width="0.009cm" style:color="#000000" style:height="100%" style:style="solid"/>
          <style:column style:rel-width="5270*" fo:start-indent="0cm" fo:end-indent="0.15cm"/>
          <style:column style:rel-width="5270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4:33:36.009294049</meta:creation-date>
    <dc:date>2016-07-26T14:52:04.130977230</dc:date>
    <meta:editing-duration>PT2M51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119" meta:word-count="301" meta:character-count="1994" meta:non-whitespace-character-count="1741"/>
  </office:meta>
</office:document-meta>
</file>